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complex="Calibri"/>
    </style:style>
    <style:style style:name="P2" style:parent-style-name="Normal" style:family="paragraph">
      <style:text-properties style:font-name-complex="Calibri"/>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T6" style:parent-style-name="Strong" style:family="text">
      <style:text-properties style:font-name-complex="Calibri"/>
    </style:style>
    <style:style style:name="P7" style:parent-style-name="Normal" style:family="paragraph">
      <style:text-properties fo:font-weight="bold" style:font-weight-asian="bold" style:font-weight-complex="bold"/>
    </style:style>
    <style:style style:name="P8" style:parent-style-name="Normal" style:family="paragraph">
      <style:text-properties fo:font-weight="bold" style:font-weight-asian="bold" style:font-weight-complex="bold"/>
    </style:style>
  </office:automatic-styles>
  <office:body>
    <office:text text:use-soft-page-breaks="true">
      <text:p text:style-name="P1">Projext text</text:p>
      <text:p text:style-name="P2">Ferrarias (Casa Segredo)</text:p>
      <text:p text:style-name="Normal">The garden in Ferrarias, Algarve, is a beautifully designed and constructed oasis on two levels. The upper level features lush, vibrant planting that creates a sense of intimacy and seclusion. As you move to the lower level, a serene pond and cascading water feature provide a tranquil, relaxing atmosphere, transforming the space into a peaceful retreat. The thoughtful design blends natural beauty with soothing water elements, making this garden a true sanctuary.</text:p>
      <text:p text:style-name="P3">Goldra</text:p>
      <text:p text:style-name="Normal">This beautifully designed and constructed garden in the hills of Goldra, Algarve, features a series of terraced levels created with rock walls, seamlessly blending with the natural slope of the land. Mediterranean and native plants define distinct spaces within the garden, enhancing the natural beauty of the surroundings. The choice of sustainable species not only complements the local environment but also promotes biodiversity and reduces water usage, making it both an eco-friendly and visually stunning landscape.</text:p>
      <text:p text:style-name="Normal"/>
      <text:p text:style-name="P4">Poço Geraldo</text:p>
      <text:p text:style-name="Normal">This beautifully designed and constructed garden is nestled into the hills above Loulé, Portugal. The renovated house sits comfortably on one of the many terraced areas, offering stunning panoramic views of the sea. Mediterranean and native plants create distinct spaces, while stairs link the terraced levels. A refreshing pool on the lower terrace provides breathtaking views of the natural valley. The garden's sustainable species enhance biodiversity and reduce water consumption, perfectly complementing the surrounding natural beauty.</text:p>
      <text:p text:style-name="Normal"/>
      <text:p text:style-name="P5">Quinta do Lago</text:p>
      <text:p text:style-name="Normal"><text:span text:style-name="T6">A Sanctuary in Quinta do Lago</text:span></text:p>
      <text:p text:style-name="Normal">This exquisite garden, nestled within Quinta do Lago, is a haven of tranquillity. Its carefully curated design transforms the space into a private sanctuary, shielded from the outside world. Lush greenery, a secluded pergola, and a soothing water feature create an intimate atmosphere. A bespoke carport and driveway enhance the property's entrance, providing both functionality and aesthetic appeal.</text:p>
      <text:p text:style-name="Normal"/>
      <text:p text:style-name="P7">Quinta Verde</text:p>
      <text:p text:style-name="Normal">Nestled within the serene Quinta Verde, this thoughtfully designed garden is a harmonious blend of modern aesthetics and natural beauty. A pergola, crafted from sleek, contemporary materials, provides a shaded and inviting space for entertaining guests. The garden's focal point is a minimalist water feature, its gentle trickle adding a soothing ambiance. The carefully curated selection of greenery not only contributes to the garden's ecological footprint but also creates a visually stunning and low-maintenance landscape.</text:p>
      <text:p text:style-name="P8">Dunas Douradas<text:s/>(Seabreeze)</text:p>
      <text:soft-page-break/>
      <text:p text:style-name="Normal">A modern condominium nestled near the golden sands of Dunas Douradas. Its centre piece is a thoughtfully designed garden creating a serene retreat. A lush, emerald lawn forms the heart of this oasis surrounded with native plants, bursting with vibrant colours. Mature palm trees, provide much-needed shade and soften the building's architectural lines. This garden is a harmonious blend of nature and modern design, offering residents a peaceful sanctuary just steps from the beach.</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irst-token" style:display-name="first-token"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 Marshall</meta:initial-creator>
    <dc:creator>James Marshall</dc:creator>
    <meta:creation-date>2024-09-13T12:41:00Z</meta:creation-date>
    <dc:date>2024-09-13T13:56:00Z</dc:date>
    <meta:template xlink:href="Normal" xlink:type="simple"/>
    <meta:editing-cycles>3</meta:editing-cycles>
    <meta:editing-duration>PT4440S</meta:editing-duration>
    <meta:document-statistic meta:page-count="2" meta:paragraph-count="6" meta:word-count="460" meta:character-count="3080" meta:row-count="21" meta:non-whitespace-character-count="2626"/>
  </office:meta>
</office:document-meta>
</file>